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outline1">
      <style:graphic-properties fo:min-height="11.928cm"/>
    </style:style>
    <style:style style:name="pr7" style:family="presentation" style:parent-style-name="Padrão-outline1">
      <style:graphic-properties fo:min-height="11.929cm"/>
    </style:style>
    <style:style style:name="P1" style:family="paragraph">
      <style:text-properties fo:color="#ff6633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text-properties fo:font-family="'Courier 10 Pitch'" style:font-pitch="fixed" fo:font-size="40pt" style:font-size-asian="40pt" style:font-size-complex="4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9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color="#ff6633" fo:font-family="'Courier 10 Pitch'" style:font-pitch="fixed" fo:font-size="40pt" style:text-underline-style="none" fo:font-weight="normal" style:font-size-asian="40pt" style:font-weight-asian="normal" style:font-size-complex="40pt" style:font-weight-complex="normal"/>
    </style:style>
    <style:style style:name="T5" style:family="text">
      <style:text-properties fo:color="#ff6633" fo:font-family="'Courier 10 Pitch'" style:font-pitch="fixed" fo:font-size="40pt" style:text-underline-style="none" fo:font-weight="bold" style:font-size-asian="40pt" style:font-weight-asian="bold" style:font-size-complex="40pt" style:font-weight-complex="bold"/>
    </style:style>
    <style:style style:name="T6" style:family="text">
      <style:text-properties fo:font-family="'Courier 10 Pitch'" style:font-pitch="fixed" fo:font-size="40pt" style:font-size-asian="40pt" style:font-size-complex="40pt"/>
    </style:style>
    <style:style style:name="T7" style:family="text">
      <style:text-properties fo:color="#00ae00" fo:font-family="'Courier 10 Pitch'" style:font-pitch="fixed" fo:font-size="40pt" style:font-size-asian="40pt" style:font-size-complex="40pt"/>
    </style:style>
    <style:style style:name="T8" style:family="text">
      <style:text-properties style:use-window-font-color="true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9" style:family="text">
      <style:text-properties style:use-window-font-color="true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ff6633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11" style:family="text">
      <style:text-properties fo:color="#ff6633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0000" fo:font-family="Arial" style:font-family-generic="swiss" style:font-pitch="variable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style:use-window-font-color="true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4" style:family="text">
      <style:text-properties style:use-window-font-color="true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Chrystian Guth</text:p>
            <text:p>Lucas Pereira</text:p>
            <text:p>Renan Nett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4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2"><text:s/></text:span><text:span text:style-name="T2">Analisador descendente recursivo com </text:span><text:span text:style-name="T3">backtracking.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nalisador descendente recursivo preditivo </text:span><text:span text:style-name="T3">LL(k)</text:span><text:span text:style-name="T2"> com o </text:span><text:span text:style-name="T3">k</text:span><text:span text:style-name="T2"> definido pelo usuário.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nalisador descendente recursivo preditivo </text:span><text:span text:style-name="T3">LL(*)</text:span><text:span text:style-name="T2"> onde não há restrição quanto ao </text:span><text:span text:style-name="T3">k,</text:span><text:span text:style-name="T2"> mas exige que a não fatoração seja uma gramática regul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6" draw:text-style-name="P6" draw:layer="layout" svg:width="24.8cm" svg:height="15.086cm" svg:x="1.4cm" svg:y="4.914cm" presentation:class="outline" presentation:user-transformed="true">
          <draw:text-box>
            <text:p text:style-name="P5"><text:span text:style-name="T4">fontes/g/</text:span><text:span text:style-name="T5">CanecaSintatico.g</text:span></text:p>
            <text:p><text:span text:style-name="T6"/></text:p>
            <text:p><text:span text:style-name="T6">parser grammar CanecaSintatico;</text:span></text:p>
            <text:p><text:span text:style-name="T6"/></text:p>
            <text:p><text:span text:style-name="T6">options {</text:span></text:p>
            <text:p><text:span text:style-name="T6"><text:s text:c="4"/></text:span><text:span text:style-name="T7">tokenVocab</text:span><text:span text:style-name="T6"> = CanecaLexico;</text:span></text:p>
            <text:p><text:span text:style-name="T6"><text:s text:c="4"/></text:span><text:span text:style-name="T7">language</text:span><text:span text:style-name="T6"> = Java;</text:span></text:p>
            <text:p><text:span text:style-name="T6"><text:s text:c="4"/></text:span><text:span text:style-name="T7">backtrack</text:span><text:span text:style-name="T6"> = false;</text:span></text:p>
            <text:p><text:span text:style-name="T6"><text:s text:c="4"/></text:span><text:span text:style-name="T7">k</text:span><text:span text:style-name="T6"> = 1;</text:span></text:p>
            <text:p><text:span text:style-name="T6">}</text:span></text:p>
            <text:p><text:span text:style-name="T6"/></text:p>
            <text:p><text:span text:style-name="T6">@header {</text:span></text:p>
            <text:p><text:span text:style-name="T6"><text:s text:c="4"/></text:span><text:span text:style-name="T6">package br.ufsc.inf.ine5426.caneca.antlr;</text:span></text:p>
            <text:p><text:span text:style-name="T6">}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programa</text:span><text:span text:style-name="T6"> : (cabecalho (classe | interfaces))+ ;</text:span></text:p>
            <text:p><text:span text:style-name="T6"/></text:p>
            <text:p><text:span text:style-name="T7">cabecalho</text:span><text:span text:style-name="T6"> : pacote (importacao)* ;</text:span></text:p>
            <text:p><text:span text:style-name="T6"/></text:p>
            <text:p><text:span text:style-name="T7">pacote</text:span><text:span text:style-name="T6"> : PACOTE IDENTIFICADOR_DE_PACOTE TERMINADOR ;</text:span></text:p>
            <text:p><text:span text:style-name="T6"/></text:p>
            <text:p><text:span text:style-name="T7">importacao</text:span><text:span text:style-name="T6"> : IMPORTE (IDENTIFICADOR IDENTIFICADOR_DE_PACOTE (COMO IDENTIFICADOR)? | IDENTIFICADOR_DE_PACOTE) TERMINADOR ;</text:span></text:p>
            <text:p><text:span text:style-name="T6"/></text:p>
            <text:p><text:span text:style-name="T7">classe</text:span><text:span text:style-name="T6"> : CLASSE modificadorDeAcessoFeminino definicaoDeTipo (listaDeInterfaces)? CorpoDaClasse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interfaces</text:span><text:span text:style-name="T6"> : INTERFACE modificadorDeAcessoFeminino definicaoDeTipo (listaDeInterfaces)? corpoDaInterface ;</text:span></text:p>
            <text:p><text:span text:style-name="T6"/></text:p>
            <text:p><text:span text:style-name="T7">corpoDaClasse</text:span><text:span text:style-name="T6"> : INICIO (atributo)* (construtor)+ (destrutor)+ (metodo)* FIM ;</text:span></text:p>
            <text:p><text:span text:style-name="T6"/></text:p>
            <text:p><text:span text:style-name="T7">corpoDaInterface</text:span><text:span text:style-name="T6"> : INICIO (assinaturaDeMetodo TERMINADOR)* FIM ;</text:span></text:p>
            <text:p><text:span text:style-name="T6"/></text:p>
            <text:p><text:span text:style-name="T7">metodo</text:span><text:span text:style-name="T6"> : assinaturaDeMetodo blocoDeInstrucoes ;</text:span></text:p>
            <text:p><text:span text:style-name="T6"/></text:p>
            <text:p><text:span text:style-name="T7">assinaturaDeMetodo</text:span><text:span text:style-name="T6"> : METODO (ESTATICO)? modificadorDeAcessoMasculino tipo IDENTIFICADOR listaDeArgumentos ;</text:span></text:p>
            <text:p><text:span text:style-name="T6"/></text:p>
            <text:p><text:span text:style-name="T7">construtor</text:span><text:span text:style-name="T6"> : CONSTRUTOR modificadorDeAcessoMasculino IDENTIFICADOR listaDeArgumentos blocoDeInstrucoes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destrutor</text:span><text:span text:style-name="T6"> : DESTRUTOR modificadorDeAcessoMasculino IDENTIFICADOR listaDeArgumentos blocoDeInstrucoes ;</text:span></text:p>
            <text:p><text:span text:style-name="T6"/></text:p>
            <text:p><text:span text:style-name="T7">atributo</text:span><text:span text:style-name="T6"> : ATRIBUTO (ESTATICO)? modificadorDeAcessoMasculino tipo IDENTIFICADOR (atribuicao)? TERMINADOR ;</text:span></text:p>
            <text:p><text:span text:style-name="T6"/></text:p>
            <text:p><text:span text:style-name="T7">modificadorDeAcessoMasculino</text:span><text:span text:style-name="T6"> : PUBLICO | PRIVADO | PROTEGIDO ;</text:span></text:p>
            <text:p><text:span text:style-name="T6"/></text:p>
            <text:p><text:span text:style-name="T7">modificadorDeAcessoFeminino</text:span><text:span text:style-name="T6"> : PUBLICA | PRIVADA | PROTEGIDA ;</text:span></text:p>
            <text:p><text:span text:style-name="T6"/></text:p>
            <text:p><text:span text:style-name="T7">listaDeParametros</text:span><text:span text:style-name="T6"> : PARENTESE_ESQUERDO (expressao (SEPARADOR expressao)*)? PARENTESE_DIREITO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listaDeArgumentos</text:span><text:span text:style-name="T6"> : PARENTESE_ESQUERDO (definicaoDeVariavel (SEPARADOR definicaoDeVariavel)*)? PARENTESE_DIREITO ;</text:span></text:p>
            <text:p><text:span text:style-name="T6"/></text:p>
            <text:p><text:span text:style-name="T7">listaDeInterfaces</text:span><text:span text:style-name="T6"> : IMPLEMENTA tipo (SEPARADOR tipo)* ;</text:span></text:p>
            <text:p><text:span text:style-name="T6"/></text:p>
            <text:p><text:span text:style-name="T7">definicaoDeTipo</text:span><text:span text:style-name="T6"> : IDENTIFICADOR (COLCHETE_ESQUERDO IDENTIFICADOR (listaDeInterfaces)? COLCHETE_DIREITO)* ;</text:span></text:p>
            <text:p><text:span text:style-name="T6"/></text:p>
            <text:p><text:span text:style-name="T7">tipo</text:span><text:span text:style-name="T6"> : IDENTIFICADOR (COLCHETE_ESQUERDO tipo (SEPARADOR tipo)* COLCHETE_DIREITO)? ;</text:span></text:p>
            <text:p><text:span text:style-name="T6"/></text:p>
            <text:p><text:span text:style-name="T7">definicaoDeVariavel</text:span><text:span text:style-name="T6"> : tipo IDENTIFICADOR ;</text:span></text:p>
            <text:p><text:span text:style-name="T6"/></text:p>
            <text:p><text:span text:style-name="T7">declaracao</text:span><text:span text:style-name="T6"> : definicaoDeVariavel (atribuicao)?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text-style-name="P7" draw:layer="layout" svg:width="24.639cm" svg:height="15.286cm" svg:x="1.4cm" svg:y="4.914cm" presentation:class="outline" presentation:user-transformed="true">
          <draw:text-box>
            <text:p><text:span text:style-name="T7">atribuicao</text:span><text:span text:style-name="T6"> : ATRIBUIDOR expressaoOuLogico ;</text:span></text:p>
            <text:p><text:span text:style-name="T6"/></text:p>
            <text:p><text:span text:style-name="T7">expressao</text:span><text:span text:style-name="T6"> : expressaoOuLogico (atribuicao)? ;</text:span></text:p>
            <text:p><text:span text:style-name="T6"/></text:p>
            <text:p><text:span text:style-name="T7">expressaoOuLogico</text:span><text:span text:style-name="T6"> : expressaoELogico (OU expressaoELogico)* ;</text:span></text:p>
            <text:p><text:span text:style-name="T6"/></text:p>
            <text:p><text:span text:style-name="T7">expressaoELogico</text:span><text:span text:style-name="T6"> : expressaoComparacaoLogica (E expressaoComparacaoLogica)* ;</text:span></text:p>
            <text:p><text:span text:style-name="T6"/></text:p>
            <text:p><text:span text:style-name="T7">expressaoComparacaoLogica</text:span><text:span text:style-name="T6"> : expressaoAditiva ((IGUAL | DIFERENTE | MAIOR | MAIOR_IGUAL | MENOR | MENOR_IGUAL) expressaoAditiva)*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expressaoAditiva</text:span><text:span text:style-name="T6"> : expressaoMultiplicativa ((SOMA | SUBTRACAO) expressaoMultiplicativa)* ;</text:span></text:p>
            <text:p><text:span text:style-name="T6"/></text:p>
            <text:p><text:span text:style-name="T7">expressaoMultiplicativa</text:span><text:span text:style-name="T6"> : expressaoUnaria ((MULTIPLICACAO | DIVISAO | RESTO_DA_DIVISAO) expressaoUnaria)* ;</text:span></text:p>
            <text:p><text:span text:style-name="T6"/></text:p>
            <text:p><text:span text:style-name="T7">expressaoUnaria</text:span><text:span text:style-name="T6"> : expressaoPrimaria | SUBTRACAO expressaoUnaria | NEGACAO expressaoUnaria ;</text:span></text:p>
            <text:p><text:span text:style-name="T6"/></text:p>
            <text:p><text:span text:style-name="T7">expressaoPrimaria</text:span></text:p>
            <text:p><text:span text:style-name="T6">: PARENTESE_ESQUERDO expressao PARENTESE_DIREITO</text:span></text:p>
            <text:p><text:span text:style-name="T6">| VALOR_BOOLEANO | VALOR_NULO</text:span></text:p>
            <text:p><text:span text:style-name="T6">| CONSTANTE_INTEIRA | CONSTANTE_REAL</text:span></text:p>
            <text:p><text:span text:style-name="T6">| LITERAL_CARACTERE | LITERAL_TEXTO</text:span></text:p>
            <text:p><text:span text:style-name="T6">| ( ESSE | ESSA <text:s/>| instanciacao <text:s/>| IDENTIFICADOR (listaDeParametros)? ) (selecao)*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selecao</text:span><text:span text:style-name="T6"> : (CHAMADA_DE_CLASSE | CHAMADA_DE_OBJETO) IDENTIFICADOR (listaDeParametros)? ;</text:span></text:p>
            <text:p><text:span text:style-name="T6"/></text:p>
            <text:p><text:span text:style-name="T7">instanciacao</text:span><text:span text:style-name="T6"> : (NOVO | NOVA) tipo listaDeParametros ;</text:span></text:p>
            <text:p><text:span text:style-name="T6"/></text:p>
            <text:p><text:span text:style-name="T7">destruicao</text:span><text:span text:style-name="T6"> : DESTRUA ((ESSE | ESSA) CHAMADA_DE_OBJETO)? IDENTIFICADOR ((CHAMADA_DE_CLASSE | CHAMADA_DE_OBJETO) IDENTIFICADOR)* listaDeParametros ;</text:span></text:p>
            <text:p><text:span text:style-name="T6"/></text:p>
            <text:p><text:span text:style-name="T7">retorno</text:span><text:span text:style-name="T6"> <text:s/>: RETORNE expressao ;</text:span></text:p>
            <text:p><text:span text:style-name="T6"/></text:p>
            <text:p><text:span text:style-name="T7">se</text:span><text:span text:style-name="T6"> : SE PARATENTESE_ESQUERDO expressao PARENTESE_DIREITO blocoDeInstrucoes (SENAO blocoDeInstrucoes)?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para</text:span><text:span text:style-name="T6"> : PARA PARENTESE_ESQUERDO expressao TERMINADOR expressao TERMINADOR expressao PARENTESE_DIREITO blocoDeInstrucoes ;</text:span></text:p>
            <text:p><text:span text:style-name="T6"/></text:p>
            <text:p><text:span text:style-name="T7">repita</text:span><text:span text:style-name="T6"> : REPITA PARENTESE_ESQUERDO definicaoDeVariavel PARENTESE_DIREITO blocoDeInstrucoes ;</text:span></text:p>
            <text:p><text:span text:style-name="T6"/></text:p>
            <text:p><text:span text:style-name="T7">enquanto</text:span><text:span text:style-name="T6"> : ENQUANTO PARATENTESE_ESQUERDO expressao PARENTESE_DIREITO blocoDeInstrucoes ;</text:span></text:p>
            <text:p><text:span text:style-name="T6"/></text:p>
            <text:p><text:span text:style-name="T7">tente</text:span><text:span text:style-name="T6"> : TENTE blocoDeInstrucoes (CAPTURE PARENTESE_ESQUERDO definicaoDeVariavel PARENTESE_DIREITO blocoDeInstrucoes)+ ;</text:span></text:p>
            <text:p><text:span text:style-name="T6"/></text:p>
            <text:p><text:span text:style-name="T7">lance</text:span><text:span text:style-name="T6"> : LANCE expressao ;</text:span></text:p>
            <text:p><text:span text:style-name="T6"/></text:p>
            <text:p><text:span text:style-name="T7">blocoDeInstrucoes</text:span><text:span text:style-name="T6"> : INICIO (instrucao)* FIM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ramática sintát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><text:span text:style-name="T7">instrucao</text:span></text:p>
            <text:p><text:span text:style-name="T6">:</text:span></text:p>
            <text:p><text:span text:style-name="T6">( options {k = 2;}</text:span></text:p>
            <text:p><text:span text:style-name="T6"><text:s text:c="4"/></text:span><text:span text:style-name="T6">: expressao TERMINADOR</text:span></text:p>
            <text:p><text:span text:style-name="T6"><text:s text:c="4"/></text:span><text:span text:style-name="T6">| declaracao TERMINADOR</text:span></text:p>
            <text:p><text:span text:style-name="T6">)</text:span></text:p>
            <text:p><text:span text:style-name="T6">| destruicao TERMINADOR </text:span></text:p>
            <text:p><text:span text:style-name="T6">| retorno TERMINADOR</text:span></text:p>
            <text:p><text:span text:style-name="T6">| se</text:span></text:p>
            <text:p><text:span text:style-name="T6">| para</text:span></text:p>
            <text:p><text:span text:style-name="T6">| repita</text:span></text:p>
            <text:p><text:span text:style-name="T6">| enquanto</text:span></text:p>
            <text:p><text:span text:style-name="T6">| tente</text:span></text:p>
            <text:p><text:span text:style-name="T6">| lance TERMINADOR</text:span></text:p>
            <text:p><text:span text:style-name="T6">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nalisador sintático</text:span></text:p>
          </draw:text-box>
        </draw:frame>
        <draw:frame presentation:style-name="pr2" draw:text-style-name="P8" draw:layer="layout" svg:width="24.639cm" svg:height="12.178cm" svg:x="1.4cm" svg:y="4.915cm" presentation:class="subtitle" presentation:user-transformed="true">
          <draw:text-box>
            <text:p text:style-name="P5"><text:span text:style-name="T8">O Antlr</text:span><text:span text:style-name="T9"> usará a gramática especificada para gerar os arquivos:</text:span></text:p>
            <text:p text:style-name="P5"><text:span text:style-name="T10"/></text:p>
            <text:p text:style-name="P5"><text:span text:style-name="T11">fontes/java/.../antlr/</text:span><text:span text:style-name="T10">CanecaSintatico.java</text:span></text:p>
            <text:p text:style-name="P5"><text:span text:style-name="T11">fontes/java/.../antlr/</text:span><text:span text:style-name="T10">CanecaSintatico.toke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nalisador sintático</text:span></text:p>
          </draw:text-box>
        </draw:frame>
        <draw:frame presentation:style-name="pr2" draw:text-style-name="P8" draw:layer="layout" svg:width="24.639cm" svg:height="12.178cm" svg:x="1.4cm" svg:y="4.915cm" presentation:class="subtitle" presentation:user-transformed="true">
          <draw:text-box>
            <text:p text:style-name="P5"><text:span text:style-name="T2">Foi criada uma gramática </text:span><text:span text:style-name="T3">LL(2)</text:span><text:span text:style-name="T2">. Para transformá-la em uma gramática </text:span><text:span text:style-name="T3">LL(1)</text:span><text:span text:style-name="T2"> é necessário fatorar o token </text:span><text:span text:style-name="T11">IDENTIFICADOR</text:span><text:span text:style-name="T2"> que aparece antes de </text:span><text:span text:style-name="T3">declarações</text:span><text:span text:style-name="T2"> e </text:span><text:span text:style-name="T3">expressões</text:span><text:span text:style-name="T2">.</text:span></text:p>
            <text:p text:style-name="P5"><text:span text:style-name="T2"/></text:p>
            <text:p text:style-name="P5"><text:span text:style-name="T2">Nas </text:span><text:span text:style-name="T3">declarações</text:span><text:span text:style-name="T2"> o </text:span><text:span text:style-name="T11">IDENTIFICADOR</text:span><text:span text:style-name="T2"> <text:s/>é o tipo da variável declarada. Nas </text:span><text:span text:style-name="T3">expressões</text:span><text:span text:style-name="T2"> o </text:span><text:span text:style-name="T11">IDENTIFICADOR</text:span><text:span text:style-name="T2"> pode ser o nome de um método ou de uma variáve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nalisador sintático</text:span></text:p>
          </draw:text-box>
        </draw:frame>
        <draw:frame presentation:style-name="pr2" draw:text-style-name="P8" draw:layer="layout" svg:width="24.639cm" svg:height="12.41cm" svg:x="1.4cm" svg:y="4.799cm" presentation:class="subtitle" presentation:user-transformed="true">
          <draw:text-box>
            <text:p text:style-name="P5"><text:span text:style-name="T2">Como não foi possível realizar a fatoração, uma opção para reduzir a gramática para </text:span><text:span text:style-name="T12">LL(1)</text:span><text:span text:style-name="T2"> seria adicionar um prefixo às declarações, por exemplo:</text:span></text:p>
            <text:p text:style-name="P5"><text:span text:style-name="T2"/></text:p>
            <text:p text:style-name="P5"><text:span text:style-name="T10">declare</text:span><text:span text:style-name="T11"> Texto textoQualquer;</text:span></text:p>
            <text:p text:style-name="P5"><text:span text:style-name="T11"/></text:p>
            <text:p text:style-name="P5"><text:span text:style-name="T2">Entretanto, não parece ser vantajoso ter que utilizar uma palavra extra, sempre que for declarar uma variável, em troca de uma análise ligeiramente mais rápida com uma gramática </text:span><text:span text:style-name="T3">LL(1)</text:span><text:span text:style-name="T2">.</text:span></text:p>
            <text:p text:style-name="P5"><text:span text:style-name="T2"/></text:p>
            <text:p text:style-name="P5"><text:span text:style-name="T2">Portanto, nossa gramática gerada permaneceu </text:span><text:span text:style-name="T3">LL(2)</text:span><text:span text:style-name="T2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2" draw:text-style-name="P8" draw:layer="layout" svg:width="24.639cm" svg:height="13.586cm" svg:x="1.4cm" svg:y="4.213cm" presentation:class="subtitle" presentation:user-transformed="true">
          <draw:text-box>
            <text:p text:style-name="P5"><text:span text:style-name="T9">Nessa segunda etapa o compilador apenas irá utilizar o analisador sintático gerado pelo </text:span><text:span text:style-name="T8">Antlr</text:span><text:span text:style-name="T9"> para imprimir na tela se houve ou não erros sintáticos na análise de um dado arquivo.</text:span></text:p>
            <text:p text:style-name="P5"><text:span text:style-name="T9"/></text:p>
            <text:p text:style-name="P5"><text:span text:style-name="T11">fontes/java/.../</text:span><text:span text:style-name="T10">Compilador.java</text:span></text:p>
            <text:p text:style-name="P5"><text:span text:style-name="T9"/></text:p>
            <text:p text:style-name="P5"><text:span text:style-name="T9">Uso do compilador:</text:span></text:p>
            <text:p text:style-name="P5"><text:span text:style-name="T9"/></text:p>
            <text:p text:style-name="P5"><text:span text:style-name="T13">java -classpath binarios/class:bibliotecas/jar/antlr.jar br.ufsc.inf.ine5426.caneca.Compilador.java </text:span><text:span text:style-name="T14">&lt;arquivo.caneca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p text:style-name="P3"><text:span text:style-name="T15">Análise sintática dos arquivos:</text:span></text:p>
            <text:p text:style-name="P3"><text:span text:style-name="T11"/></text:p>
            <text:p text:style-name="P3"><text:span text:style-name="T11">fontes/caneca/</text:span><text:span text:style-name="T10">ClasseDeExemplo.caneca</text:span></text:p>
            <text:p text:style-name="P3"><text:span text:style-name="T11">fontes/caneca/</text:span><text:span text:style-name="T10">InterfaceDeExemplo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0-24T04:34:35</dc:date>
    <dc:creator>Lucas </dc:creator>
    <meta:editing-duration>PT4H45S</meta:editing-duration>
    <meta:editing-cycles>136</meta:editing-cycles>
    <meta:generator>LibreOffice/3.5$Linux_x86 LibreOffice_project/350m1$Build-2</meta:generator>
    <meta:document-statistic meta:object-count="89"/>
  </office:meta>
</office:document-meta>
</file>